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wrap-option="wrap"/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4c4c4c" style:font-name="Ubuntu" fo:font-size="6.40000009536743pt" style:font-name-asian="Ubuntu" style:font-size-asian="6.40000009536743pt" style:font-name-complex="Ubuntu" style:font-size-complex="6.40000009536743pt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No off</text:p>
          </table:table-cell>
          <table:table-cell table:style-name="ce2" office:value-type="string" calcext:value-type="string">
            <text:p>Units</text:p>
          </table:table-cell>
          <table:table-cell table:style-name="ce4" office:value-type="string" calcext:value-type="string">
            <text:p>cost ea.</text:p>
          </table:table-cell>
          <table:table-cell table:style-name="ce4" office:value-type="string" calcext:value-type="string">
            <text:p>Total</text:p>
          </table:table-cell>
          <table:table-cell table:style-name="ce1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47.94" calcext:value-type="currency">
            <text:p>£47.94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13" calcext:value-type="currency">
            <text:p>£13.0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 Flowmeter,LZQ-7 Flowmeter 2-20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13.69" calcext:value-type="currency">
            <text:p>£13.69</text:p>
          </table:table-cell>
          <table:table-cell table:style-name="ce13" office:value-type="string" calcext:value-type="string">
            <text:p><text:span text:style-name="T1">https://www.amazon.co.uk/gp/product/B07DVLK7D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llable in Line Filter Housing for Reverse Osmosis RO 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8]*[.D8]" office:value-type="currency" office:currency="GBP" office:value="17.98" calcext:value-type="currency">
            <text:p>£17.98</text:p>
          </table:table-cell>
          <table:table-cell office:value-type="string" calcext:value-type="string">
            <text:p><text:a xlink:href="https://www.amazon.co.uk/gp/product/B01N7HTTLD" xlink:type="simple">https://www.amazon.co.uk/gp/product/B01N7HTT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9]*[.D9]" office:value-type="currency" office:currency="GBP" office:value="8.99" calcext:value-type="currency">
            <text:p>£8.99</text:p>
          </table:table-cell>
          <table:table-cell office:value-type="string" calcext:value-type="string">
            <text:p><text:a xlink:href="https://www.ebay.co.uk/itm/1000g-1kg-ZEOLITE-AMMONIA-REMOVER-AQUARIUM-AND-POND-KOI-FILTER-MEDIA/260882189380" xlink:type="simple">https://www.ebay.co.uk/itm/1000g-1kg-ZEOLITE-AMMONIA-REMOVER-AQUARIUM-AND-POND-KOI-FILTER-MEDIA/260882189380</text:a>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9])" office:value-type="currency" office:currency="GBP" office:value="154.14" calcext:value-type="currency">
            <text:p>£154.14</text:p>
          </table:table-cell>
          <table:table-cell office:value-type="string" calcext:value-type="string">
            <text:p>N.B. Bulk buying will reduce this considerably.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7:31:56.210739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3-20T17:39:00.612391289</dc:date>
    <meta:editing-duration>PT11M34S</meta:editing-duration>
    <meta:editing-cycles>2</meta:editing-cycles>
    <meta:document-statistic meta:table-count="1" meta:cell-count="51" meta:object-count="0"/>
  </office:meta>
</office:document-meta>
</file>